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style:font-name="Arial Narrow" fo:font-size="12pt" fo:language="nb" fo:country="NO" style:font-size-asian="12pt" style:font-size-complex="12pt"/>
    </style:style>
    <style:style style:name="P3" style:family="paragraph" style:parent-style-name="Standard" style:list-style-name="WW8Num7">
      <style:text-properties style:font-name="Arial Narrow" fo:font-size="12pt" fo:language="nb" fo:country="NO" style:font-size-asian="12pt" style:font-size-complex="12pt"/>
    </style:style>
    <style:style style:name="P4" style:family="paragraph" style:parent-style-name="Heading_20_1">
      <style:paragraph-properties fo:margin-top="0.423cm" fo:margin-bottom="0.212cm" fo:keep-with-next="always"/>
      <style:text-properties style:font-name="Arial" fo:language="nb" fo:country="NO" style:font-name-asian="MS Mincho" style:font-name-complex="Tahoma"/>
    </style:style>
    <style:style style:name="P5" style:family="paragraph" style:parent-style-name="Heading_20_1">
      <style:paragraph-properties fo:margin-top="0.423cm" fo:margin-bottom="0.212cm" fo:break-before="page" fo:keep-with-next="always"/>
      <style:text-properties style:font-name="Arial" fo:language="nb" fo:country="NO" style:font-name-asian="MS Mincho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«Legg til» prosjekt</text:h>
      <text:p text:style-name="P1"/>
      <text:p text:style-name="P2">Ved opprettelse av nytt prosjekt må følgende regsitreres;</text:p>
      <text:p text:style-name="P2"/>
      <text:p text:style-name="P2">Mappe generelt:</text:p>
      <text:list xml:id="list30402423" text:style-name="WW8Num7">
        <text:list-item>
          <text:p text:style-name="P3">navn på prosjekt</text:p>
        </text:list-item>
        <text:list-item>
          <text:p text:style-name="P3">koordinator</text:p>
        </text:list-item>
        <text:list-item>
          <text:p text:style-name="P3">kategori</text:p>
        </text:list-item>
        <text:list-item>
          <text:p text:style-name="P3">status</text:p>
        </text:list-item>
      </text:list>
      <text:p text:style-name="P2"/>
      <text:p text:style-name="P2">Mappe Lokalisering:</text:p>
      <text:list xml:id="list30647072" text:continue-numbering="true" text:style-name="WW8Num7">
        <text:list-item>
          <text:p text:style-name="P3">prosjektet må kobles mot et objekt fra modulen Lokalisering. Klikk i felt helt til høyre for det nivået objektet befinner seg i som du skal knytte prosjektet til. Det dukker da opp et pop-up vindu. Søk frem til aktuelt objekt og venstreklikk på raden. Objektet registreres med adresse i prosjektet.</text:p>
        </text:list-item>
      </text:list>
      <text:p text:style-name="P2"/>
      <text:p text:style-name="P2">Bla gjennom resterende mapper og registrer det som er aktuelt.</text:p>
      <text:p text:style-name="P2"/>
      <text:p text:style-name="P2">Husk å klikke «Lagre» for å opprette prosjektet. For å kansellere registreringene klikk «Avslutt» eller en annen modul i tremenyen helt til venstre.</text:p>
      <text:p text:style-name="P2"/>
      <text:p text:style-name="P2">Dersom du trenger godkjennelse fra din leder/sjef før prosjektet kan igangsettes merk av for boks «Be om godkjenning» i mappe «Generelt». Se egen oversikt under menyen «Hjemme» oppe til høyre i skjermbildet for dine anmodede godkjenninger eller prosjektanmodninger til godkjenning.</text:p>
      <text:p text:style-name="P2"/>
      <text:h text:style-name="P5" text:outline-level="1">«Editere» prosjekt</text:h>
      <text:p text:style-name="P2">I redigeringsvinduet kan alle registreringer endres. Utførte endringer registreres i historikken.</text:p>
      <text:p text:style-name="P2">Klikk «Lagre» for å registrere endringer gjort på prosjektet, Eventuelle endringer lagres og registreres i mappe «Historikk».</text:p>
      <text:p text:style-name="P2"/>
      <text:p text:style-name="P2">Status på prosjektet endres manuelt i dette vinduet etter hvert som prosjektet skrider frem. Husk å bekrefte endring av status i egen avmerkingsboks.</text:p>
      <text:p text:style-name="P2"/>
      <text:p text:style-name="P2">Fra dette vinduet kan arbeidsordre/bestilling opprettes – klikk «Legg til Arbeidsordre» øverst i vinduet.</text:p>
      <text:p text:style-name="P2"/>
      <text:p text:style-name="P2">Prosjektet kan kopieres ved å krysse av i avmerkingsboks øverst i vinduet. Lagre deretter. Det nye prosjektet får egen ID nr ved lagring.</text:p>
      <text:p text:style-name="P2"/>
      <text:p text:style-name="P2">Under mappen «Generelt» er det en lenke til behov registrert på samme objek som prosjektet er knyttet til.</text:p>
      <text:p text:style-name="P2">Klikk «Velg behov» og du havner i «Behovsmodulen» filtrert på eventuelt registrerte behov knyttet til objektet prosjektet er registrert på. Velg behov fra oversikten, som skal medtas i prosjektet. Klikk «Oppdater prosjekt» oppe til høyre når aktuelle behov er valgt, for å returnere til prosjektet. Lenke i form av ID nr til det enkelte behov fremkommer til høyre for «Velg behov» i mappen «Generelt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46:55</meta:creation-date>
    <dc:creator>knut vidar olsen</dc:creator>
    <dc:date>2009-09-11T10:54:30.38</dc:date>
    <dc:language>en-US</dc:language>
    <meta:editing-cycles>7</meta:editing-cycles>
    <meta:editing-duration>PT01H23M22S</meta:editing-duration>
    <meta:document-statistic meta:table-count="0" meta:image-count="0" meta:object-count="0" meta:page-count="2" meta:paragraph-count="20" meta:word-count="321" meta:character-count="2083"/>
    <meta:user-defined meta:name="Info 1"/>
    <meta:user-defined meta:name="Info 2"/>
    <meta:user-defined meta:name="Info 3"/>
    <meta:user-defined meta:name="Info 4"/>
  </office:meta>
</office:document-meta>
</file>